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8B00005C3700001F9FF6B393F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2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INCond-Black" svg:font-family="DINCond-Black" style:font-adornments="Fett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9pt" style:font-size-asian="9pt" style:font-size-complex="9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9pt" fo:language="en" fo:country="US" style:font-size-asian="9pt" style:font-size-complex="9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9pt" fo:language="en" fo:country="US" style:font-name-asian="Courier New" style:font-size-asian="9pt" style:font-name-complex="Courier New" style:font-size-complex="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9pt" fo:language="en" fo:country="US" style:font-name-asian="Courier New" style:font-size-asian="9pt" style:font-name-complex="Courier New" style:font-size-complex="9pt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style:font-name="Arial" fo:font-size="11pt" fo:language="en" fo:country="US" style:font-size-asian="11pt" style:font-size-complex="11pt"/>
    </style:style>
    <style:style style:name="P10" style:family="paragraph" style:parent-style-name="Text_20_body">
      <style:text-properties style:font-name="Courier" fo:font-size="8pt" fo:language="en" fo:country="US" style:font-size-asian="8pt" style:font-size-complex="8pt"/>
    </style:style>
    <style:style style:name="P11" style:family="paragraph" style:parent-style-name="Text_20_body">
      <style:text-properties fo:color="#000000" style:font-name="Arial" fo:font-size="11pt" fo:language="en" fo:country="US" style:font-name-asian="Courier New" style:font-size-asian="11pt" style:font-name-complex="Courier New" style:font-size-complex="11pt"/>
    </style:style>
    <style:style style:name="P12" style:family="paragraph" style:parent-style-name="Subtitle">
      <style:text-properties fo:language="en" fo:country="US"/>
    </style:style>
    <style:style style:name="P13" style:family="paragraph" style:parent-style-name="Subtitle">
      <style:text-properties fo:font-size="9pt" fo:language="en" fo:country="US" fo:font-style="normal" style:font-size-asian="9pt" style:font-style-asian="normal" style:font-size-complex="9pt" style:font-style-complex="normal"/>
    </style:style>
    <style:style style:name="P14" style:family="paragraph" style:parent-style-name="Title">
      <style:text-properties fo:language="en" fo:country="US" fo:font-weight="normal" style:font-weight-asian="normal" style:font-weight-complex="normal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color="#ff0000" style:font-name="Courier New" fo:font-size="9pt" fo:language="en" fo:country="US" style:font-name-asian="Courier New" style:font-size-asian="9pt" style:font-name-complex="Courier New" style:font-size-complex="9pt"/>
    </style:style>
    <style:style style:name="P17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18" style:family="paragraph" style:parent-style-name="Standard" style:master-page-name="First_20_Page">
      <style:paragraph-properties style:page-number="auto"/>
      <style:text-properties fo:language="en" fo:country="US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20" style:family="paragraph" style:parent-style-name="Standard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21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color="#000000"/>
    </style:style>
    <style:style style:name="T2" style:family="text">
      <style:text-properties fo:color="#000000" style:font-name-asian="Courier New" style:font-name-complex="Courier New"/>
    </style:style>
    <style:style style:name="T3" style:family="text">
      <style:text-properties fo:color="#000000" style:font-name="Arial" fo:font-size="11pt" style:font-name-asian="Courier New" style:font-size-asian="11pt" style:font-name-complex="Courier New" style:font-size-complex="11pt"/>
    </style:style>
    <style:style style:name="T4" style:family="text">
      <style:text-properties fo:color="#0000ff"/>
    </style:style>
    <style:style style:name="T5" style:family="text">
      <style:text-properties fo:color="#0000ff" style:font-name-asian="Courier New" style:font-name-complex="Courier New"/>
    </style:style>
    <style:style style:name="T6" style:family="text">
      <style:text-properties fo:color="#660000"/>
    </style:style>
    <style:style style:name="T7" style:family="text">
      <style:text-properties fo:color="#660000" style:font-name-asian="Courier New" style:font-name-complex="Courier New"/>
    </style:style>
    <style:style style:name="T8" style:family="text">
      <style:text-properties fo:color="#ff0000"/>
    </style:style>
    <style:style style:name="T9" style:family="text">
      <style:text-properties fo:color="#ff0000" style:font-name-asian="Courier New" style:font-name-complex="Courier New"/>
    </style:style>
    <style:style style:name="T10" style:family="text">
      <style:text-properties fo:color="#0082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5"/>
      <text:p text:style-name="P15"><draw:frame draw:style-name="fr2" draw:name="Grafik2" text:anchor-type="paragraph" svg:width="10.088cm" svg:height="3.459cm" draw:z-index="2"><draw:image xlink:href="Pictures/2000008B00005C3700001F9FF6B393F5.svm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Kajona</text:p>
      <text:p text:style-name="P12">HowTo: Rating-Algorithms</text:p>
      <text:p text:style-name="P13">Date: 26.11.2012</text:p>
      <text:h text:style-name="P21" text:outline-level="1">HowTo: Rating-Algorithms</text:h>
      <text:p text:style-name="P8">This document <text:s/>describes the way to implement your own rating-algorithm for Kajona &gt;= 3.1.9 as used by the module “Ratings”. This module provides users the possibility to rate records by assigning points or stars to them.</text:p>
      <text:p text:style-name="P8">The more stars a record gets, the higher it should be ranked. Since those values can be based on different mathematical facts, the module provides interfaces to calculate those values with different algorithms.</text:p>
      <text:p text:style-name="P8">All data needed therefore is collected in the background and can be loaded during the generation of those values.</text:p>
      <text:p text:style-name="P8">As a (rather simple) example, we will step through the absolute-algorithm packaged with the standard-installation.</text:p>
      <text:p text:style-name="P8"/>
      <text:p text:style-name="P8">Before looking at the code, a few background-information about the data available and how it is aggregated within the system.</text:p>
      <text:p text:style-name="P8">If a user rates an item, two steps are performed at the backend.</text:p>
      <text:p text:style-name="P8">At first, the algorithm to be created is called in order to calculate the new rating-value for the record.</text:p>
      <text:p text:style-name="P8">In a second step, a history-entry is created containing the id of user who rated (or an empty string in case of a guest), the systemid which was rated and the rating the user sent for the record.</text:p>
      <text:p text:style-name="P8">This means, that the history provided to the algorithm does not yet contain the current rating – it will be appended afterwards.</text:p>
      <text:p text:style-name="P8"/>
      <text:p text:style-name="P9">If you want to implement your own algorithm, you have to create a new class implementing the interface <text:span text:style-name="T2">interface_module_rating_algo. This interface contains only one method:</text:span></text:p>
      <text:p text:style-name="P16">&lt;?php</text:p>
      <text:p text:style-name="P3"><text:span text:style-name="T4">interface </text:span><text:span text:style-name="T1">interface_module_rating_algo {</text:span></text:p>
      <text:p text:style-name="P3"><text:span text:style-name="T1"><text:s text:c="2"/>public function doRating(class_module_rating_rate $objSourceRate, $floatNewRating);</text:span></text:p>
      <text:p text:style-name="P5">}</text:p>
      <text:p text:style-name="P4"><text:span text:style-name="T3"><text:line-break/></text:span></text:p>
      <text:p text:style-name="P11">Lets have a look at the different parameters and the semantic meaning of the method.</text:p>
      <text:p text:style-name="P8"><text:span text:style-name="T3">The method is called within the method saveRating() of t</text:span>he class class_module_rating_rate. saveRating() is used by the framework to make the rating, passed by the user, persistent to the database. Therefore saveRating() creates an instance of the rating-algorithm and invokes doRating() in order to get the new, recalculated rating for the current record.</text:p>
      <text:p text:style-name="P8">To provide all needed data, doRating() contains two parameters in its signature:</text:p>
      <text:p text:style-name="P8">$objSourceRate, the current(!) instance of class_module_rating_rate and<text:line-break/>$floatNewRating, the rating passed to the system by the user.</text:p>
      <text:p text:style-name="P8">Within your rating-algorithm you can now use all the methods provided by the class class_module_rating_rate to calculate the new value.</text:p>
      <text:p text:style-name="P8">As an example, we'll have a look at a rather simple algorithm, calculating the value using the absolute average.</text:p>
      <text:p text:style-name="P8"/>
      <text:p text:style-name="P8"/>
      <text:p text:style-name="P16"><text:soft-page-break/>&lt;?php</text:p>
      <text:p text:style-name="P3"><text:span text:style-name="T1"/></text:p>
      <text:p text:style-name="P6"/>
      <text:p text:style-name="P3"><text:span text:style-name="T4">class </text:span><text:span text:style-name="T1">class_modul_rating_algo_absolute </text:span><text:span text:style-name="T4">implements </text:span><text:span text:style-name="T1">interface_modul_rating_algo {<text:tab/></text:span></text:p>
      <text:p text:style-name="P3"><text:span text:style-name="T1"><text:s/></text:span><text:span text:style-name="T4">public function </text:span><text:span text:style-name="T1">doRating(class_module_rating_rate </text:span><text:span text:style-name="T6">$objSourceRate</text:span><text:span text:style-name="T1">, </text:span><text:span text:style-name="T6">$floatNewRating</text:span><text:span text:style-name="T1">) {</text:span></text:p>
      <text:p text:style-name="P5"/>
      <text:p text:style-name="P3"><text:span text:style-name="T1"><text:s text:c="2"/></text:span><text:span text:style-name="T6">$floatNewRating </text:span><text:span text:style-name="T1">= ((</text:span><text:span text:style-name="T6">$objSourceRate</text:span><text:span text:style-name="T1">-&gt;getFloatRating() * <text:line-break/> <text:s text:c="21"/></text:span><text:span text:style-name="T6">$objSourceRate</text:span><text:span text:style-name="T1">-&gt;getIntHits()) + </text:span><text:span text:style-name="T6">$floatNewRating</text:span><text:span text:style-name="T1">) / <text:line-break/> <text:s text:c="20"/>(</text:span><text:span text:style-name="T6">$objSourceRate</text:span><text:span text:style-name="T1">-&gt;getIntHits()+</text:span><text:span text:style-name="T8">1</text:span><text:span text:style-name="T1">);</text:span></text:p>
      <text:p text:style-name="P5"><text:s text:c="8"/></text:p>
      <text:p text:style-name="P3"><text:span text:style-name="T1"><text:s text:c="2"/></text:span><text:span text:style-name="T6">$floatNewRating </text:span><text:span text:style-name="T1">= round(</text:span><text:span text:style-name="T6">$floatNewRating</text:span><text:span text:style-name="T1">, </text:span><text:span text:style-name="T8">2</text:span><text:span text:style-name="T1">);</text:span></text:p>
      <text:p text:style-name="P3"><text:span text:style-name="T1"><text:s text:c="2"/></text:span><text:span text:style-name="T4">return </text:span><text:span text:style-name="T6">$floatNewRating</text:span><text:span text:style-name="T1">;</text:span></text:p>
      <text:p text:style-name="P5"/>
      <text:p text:style-name="P5"><text:s/>}<text:tab/></text:p>
      <text:p text:style-name="P5">}</text:p>
      <text:p text:style-name="P7"/>
      <text:p text:style-name="P10"/>
      <text:p text:style-name="P8">The mathematical base of this algorithm should not matter, since it's nothing special. It only takes the number of votes already existing for the record and updates the rating.</text:p>
      <text:p text:style-name="P8">If you want to implement a more complex algorithm, you may need the history of rating in order to loop over the single ratings or to exclude ratings older than 2 years.</text:p>
      <text:p text:style-name="P8">In this case, you can load the history using $objSourceRate-&gt;getRatingHistoryAsArray(). This method loads the history up till now (so NOT including the current rating!!) from the database and returns it within an array. This array contains the keys:</text:p>
      <text:p text:style-name="P17">rating_history_id --&gt; used internally <text:s/></text:p>
      <text:p text:style-name="P17">rating_history_rating --&gt; the current rating-systemid</text:p>
      <text:p text:style-name="P17">rating_history_user --&gt; the systemid if the user who rated or '' in case of a guest</text:p>
      <text:p text:style-name="P17">rating_history_timestamp --&gt; timestamp of the rating <text:s text:c="2"/></text:p>
      <text:p text:style-name="P17">rating_history_value --&gt; the value the user rated the record</text:p>
      <text:p text:style-name="P17"/>
      <text:p text:style-name="P17">With this data you should be able to generate the value the way you want.</text:p>
      <text:p text:style-name="P17">As a last step, please return the value calculated by you algorithm. The returned value is saved back to the database.</text:p>
      <text:p text:style-name="P17">After saving this value, the current rating is appended to the history.</text:p>
      <text:p text:style-name="P17"/>
      <text:p text:style-name="P17">If you want to use your algorithm, change the object-creation in the method saveRating() of the class class_module_rating_rate. The method should contain two lines like</text:p>
      <text:p text:style-name="P20"><text:span text:style-name="T1"/></text:p>
      <text:p text:style-name="P2"><text:span text:style-name="T7">$objRatingAlgo </text:span><text:span text:style-name="T2">= </text:span><text:span text:style-name="T5">new </text:span><text:span text:style-name="T2">class_modul_rating_algo_absolute();</text:span></text:p>
      <text:p text:style-name="P17"/>
      <text:p text:style-name="P17">Change them to match your newly created class and have a look at the ratings.</text:p>
      <text:p text:style-name="P17"/>
      <text:p text:style-name="P17">Note: If you change the class, the values are note recalculated on the fly. You have to fire new ratings or delete the ratings already exis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ahoma2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INCond-Black" svg:font-family="DINCond-Black" style:font-adornments="Fett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0.42cm" fo:margin-bottom="0.91cm" fo:text-indent="1cm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42cm" fo:margin-bottom="0.409cm" fo:text-indent="1.499cm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text-indent="2cm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" style:class="extra">
      <style:paragraph-properties fo:margin-top="0.21cm" fo:margin-bottom="0.21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="100%" fo:margin-left="7.2cm" fo:margin-right="0cm" fo:text-indent="-0.6cm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="100%" fo:margin-left="8.4cm" fo:margin-right="0cm" fo:text-indent="-0.6cm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="100%" fo:margin-left="9.601cm" fo:margin-right="0cm" fo:text-indent="-0.6cm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="100%" fo:margin-left="10.8cm" fo:margin-right="0cm" fo:text-indent="-0.6cm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="100%"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="100%"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="100%"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="100%"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="100%"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349cm" fo:margin-bottom="0.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4cm" fo:margin-left="0cm" fo:margin-right="0.004cm" fo:margin-bottom="0.499cm"/>
      </style:header-style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3" text:anchor-type="paragraph" svg:x="13.758cm" svg:y="-0.907cm" svg:width="4.24cm" svg:height="1.455cm" draw:z-index="1"><draw:image xlink:href="Pictures/2000008B00005C3700001F9FF6B393F5.svm" xlink:type="simple" xlink:show="embed" xlink:actuate="onLoad"/></draw:frame><text:subject/>Kajona V3 | <text:chapter text:display="name" text:outline-level="1">HowTo: Rating-Algorithms</text:chapter></text:p>
      </style:header>
      <style:footer>
        <text:p text:style-name="Footer">www.kajona.de<text:tab/><text:tab/><text:page-number text:select-page="current">3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tefan Idler</meta:initial-creator>
    <meta:creation-date>2006-11-02T20:53:47</meta:creation-date>
    <dc:date>2012-11-26T15:49:57</dc:date>
    <meta:printed-by>Jakob Schröter</meta:printed-by>
    <meta:print-date>2007-01-13T23:27:57</meta:print-date>
    <dc:language>de-DE</dc:language>
    <meta:editing-cycles>325</meta:editing-cycles>
    <meta:editing-duration>PT12H33S</meta:editing-duration>
    <meta:document-statistic meta:table-count="0" meta:image-count="2" meta:object-count="0" meta:page-count="3" meta:paragraph-count="51" meta:word-count="693" meta:character-count="4636" meta:non-whitespace-character-count="3923"/>
    <meta:user-defined meta:name="Info 1"/>
    <meta:user-defined meta:name="Info 2"/>
    <meta:user-defined meta:name="Info 3"/>
    <meta:user-defined meta:name="Info 4"/>
  </office:meta>
</office:document-meta>
</file>